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256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061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5327in"/>
    </style:style>
    <style:style style:name="co12" style:family="table-column">
      <style:table-column-properties fo:break-before="auto" style:column-width="2.4016in"/>
    </style:style>
    <style:style style:name="co1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0"/>
    <style:style style:name="ce13" style:family="table-cell" style:parent-style-name="Default">
      <style:text-properties style:font-name="Arial" fo:font-size="12pt" style:font-size-asian="12pt" style:font-name-complex="Arial" style:font-size-complex="12pt"/>
    </style:style>
    <style:style style:name="ce1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iu_param_table.$B$2:$iu_param_table.$E$2])" table:allow-empty-cell="true" table:display-list="unsorted" table:base-cell-address="sample_log.B50">
          <table:error-message table:message-type="stop" table:display="true"/>
        </table:content-validation>
      </table:content-validations>
      <table:table table:name="sample_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number-columns-repeated="2"/>
          <table:table-cell table:style-name="Default"/>
        </table:table-row>
        <table:table-row table:style-name="ro2">
          <table:table-cell/>
          <table:table-cell table:style-name="ce7" office:value-type="string" calcext:value-type="string">
            <text:p>Industry</text:p>
          </table:table-cell>
          <table:table-cell table:style-name="ce7" office:value-type="string" calcext:value-type="string">
            <text:p>Parameter</text:p>
          </table:table-cell>
        </table:table-row>
        <table:table-row table:style-name="ro1">
          <table:table-cell/>
          <table:table-cell table:content-validation-name="val1" office:value-type="string" calcext:value-type="string">
            <text:p>Chapin</text:p>
          </table:table-cell>
          <table:table-cell table:formula="of:=[$get_param.F3]" office:value-type="string" office:string-value="pH" calcext:value-type="string">
            <text:p>pH</text:p>
          </table:table-cell>
        </table:table-row>
        <table:table-row table:style-name="ro1">
          <table:table-cell/>
          <table:table-cell table:content-validation-name="val1"/>
          <table:table-cell table:formula="of:=[$get_param.F4]" office:value-type="string" office:string-value="TSS" calcext:value-type="string">
            <text:p>TSS</text:p>
          </table:table-cell>
        </table:table-row>
        <table:table-row table:style-name="ro1">
          <table:table-cell/>
          <table:table-cell table:content-validation-name="val1"/>
          <table:table-cell table:formula="of:=[$get_param.F5]" office:value-type="string" office:string-value="TPH" calcext:value-type="string">
            <text:p>TPH</text:p>
          </table:table-cell>
        </table:table-row>
        <table:table-row table:style-name="ro1">
          <table:table-cell/>
          <table:table-cell table:content-validation-name="val1"/>
          <table:table-cell table:formula="of:=[$get_param.F6]" office:value-type="string" office:string-value="Cyanide (T)" calcext:value-type="string">
            <text:p>Cyanide (T)</text:p>
          </table:table-cell>
        </table:table-row>
        <table:table-row table:style-name="ro1">
          <table:table-cell/>
          <table:table-cell table:content-validation-name="val1"/>
          <table:table-cell table:formula="of:=[$get_param.F7]" office:value-type="string" office:string-value="Cadmium" calcext:value-type="string">
            <text:p>Cadmium</text:p>
          </table:table-cell>
        </table:table-row>
        <table:table-row table:style-name="ro1">
          <table:table-cell/>
          <table:table-cell table:content-validation-name="val1"/>
          <table:table-cell table:formula="of:=[$get_param.F8]" office:value-type="string" office:string-value="Chromium (T)" calcext:value-type="string">
            <text:p>Chromium (T)</text:p>
          </table:table-cell>
        </table:table-row>
        <table:table-row table:style-name="ro1">
          <table:table-cell/>
          <table:table-cell table:content-validation-name="val1"/>
          <table:table-cell table:formula="of:=[$get_param.F9]" office:value-type="string" office:string-value="Copper" calcext:value-type="string">
            <text:p>Copper</text:p>
          </table:table-cell>
        </table:table-row>
        <table:table-row table:style-name="ro1">
          <table:table-cell/>
          <table:table-cell table:content-validation-name="val1"/>
          <table:table-cell table:formula="of:=[$get_param.F10]" office:value-type="string" office:string-value="Lead" calcext:value-type="string">
            <text:p>Lead</text:p>
          </table:table-cell>
        </table:table-row>
        <table:table-row table:style-name="ro1">
          <table:table-cell/>
          <table:table-cell table:content-validation-name="val1"/>
          <table:table-cell table:formula="of:=[$get_param.F11]" office:value-type="string" office:string-value="Nickel" calcext:value-type="string">
            <text:p>Nickel</text:p>
          </table:table-cell>
        </table:table-row>
        <table:table-row table:style-name="ro1">
          <table:table-cell/>
          <table:table-cell table:content-validation-name="val1"/>
          <table:table-cell table:formula="of:=[$get_param.F12]" office:value-type="string" office:string-value="Silver" calcext:value-type="string">
            <text:p>Silver</text:p>
          </table:table-cell>
        </table:table-row>
        <table:table-row table:style-name="ro1">
          <table:table-cell/>
          <table:table-cell table:content-validation-name="val1"/>
          <table:table-cell table:formula="of:=[$get_param.F13]" office:value-type="string" office:string-value="Zinc" calcext:value-type="string">
            <text:p>Zinc</text:p>
          </table:table-cell>
        </table:table-row>
        <table:table-row table:style-name="ro1">
          <table:table-cell/>
          <table:table-cell table:content-validation-name="val1"/>
          <table:table-cell table:formula="of:=[$get_param.F1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1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2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3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0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1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2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3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4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5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6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7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8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49]">
            <text:p/>
          </table:table-cell>
        </table:table-row>
        <table:table-row table:style-name="ro1">
          <table:table-cell/>
          <table:table-cell table:content-validation-name="val1"/>
          <table:table-cell table:formula="of:=[$get_param.F50]">
            <text:p/>
          </table:table-cell>
        </table:table-row>
      </table:table>
      <table:table table:name="iu_param_table" table:style-name="ta1">
        <table:table-column table:style-name="co1" table:default-cell-style-name="Default"/>
        <table:table-column table:style-name="co4" table:number-columns-repeated="2" table:default-cell-style-name="ce10"/>
        <table:table-column table:style-name="co5" table:default-cell-style-name="ce11"/>
        <table:table-column table:style-name="co1" table:default-cell-style-name="Default"/>
        <table:table-column table:style-name="co1" table:default-cell-style-name="ce11"/>
        <table:table-column table:style-name="co6" table:default-cell-style-name="ce10"/>
        <table:table-column table:style-name="co6" table:default-cell-style-name="ce11"/>
        <table:table-column table:style-name="co7" table:default-cell-style-name="ce11"/>
        <table:table-column table:style-name="co8" table:default-cell-style-name="ce10"/>
        <table:table-column table:style-name="co1" table:default-cell-style-name="ce11"/>
        <table:table-column table:style-name="co5" table:default-cell-style-name="ce11"/>
        <table:table-column table:style-name="co8" table:default-cell-style-name="ce10"/>
        <table:table-column table:style-name="co5" table:number-columns-repeated="2" table:default-cell-style-name="ce11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7" office:value-type="string" calcext:value-type="string">
            <text:p>Chapin</text:p>
          </table:table-cell>
          <table:table-cell table:style-name="ce7" office:value-type="string" calcext:value-type="string">
            <text:p>US Chrome</text:p>
          </table:table-cell>
          <table:table-cell table:style-name="ce7" office:value-type="string" calcext:value-type="string">
            <text:p>Oatka</text:p>
          </table:table-cell>
          <table:table-cell table:style-name="ce7" office:value-type="string" calcext:value-type="string">
            <text:p>Seneca</text:p>
          </table:table-cell>
          <table:table-cell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Zinc</text:p>
          </table:table-cell>
          <table:table-cell office:value-type="string" calcext:value-type="string">
            <text:p>TTO</text:p>
          </table:table-cell>
          <table:table-cell table:style-name="ce12" office:value-type="string" calcext:value-type="string">
            <text:p>Oil &amp; grease</text:p>
          </table:table-cell>
          <table:table-cell table:style-name="ce8" office:value-type="string" calcext:value-type="string">
            <text:p>TPH</text:p>
          </table:table-cell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style-name="ce12"/>
          <table:table-cell/>
          <table:table-cell table:style-name="ce12" table:number-columns-repeated="2"/>
        </table:table-row>
        <table:table-row table:style-name="ro2">
          <table:table-cell/>
          <table:table-cell office:value-type="string" calcext:value-type="string">
            <text:p>Silver</text:p>
          </table:table-cell>
          <table:table-cell office:value-type="string" calcext:value-type="string">
            <text:p>Phenols</text:p>
          </table:table-cell>
          <table:table-cell table:style-name="ce10" office:value-type="string" calcext:value-type="string">
            <text:p>TPH</text:p>
          </table:table-cell>
          <table:table-cell table:style-name="ce12" office:value-type="string" calcext:value-type="string">
            <text:p>TSS</text:p>
          </table:table-cell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4"/>
        </table:table-row>
        <table:table-row table:style-name="ro2">
          <table:table-cell/>
          <table:table-cell office:value-type="string" calcext:value-type="string">
            <text:p>Nickel</text:p>
          </table:table-cell>
          <table:table-cell office:value-type="string" calcext:value-type="string">
            <text:p>Chromium (VI)</text:p>
          </table:table-cell>
          <table:table-cell table:style-name="ce10" office:value-type="string" calcext:value-type="string">
            <text:p>Ammonia</text:p>
          </table:table-cell>
          <table:table-cell table:style-name="ce12" office:value-type="string" calcext:value-type="string">
            <text:p>pH</text:p>
          </table:table-cell>
          <table:table-cell table:number-columns-repeated="2"/>
          <table:table-cell table:style-name="ce8"/>
          <table:table-cell table:style-name="ce10"/>
          <table:table-cell/>
          <table:table-cell table:style-name="ce8" table:number-columns-repeated="2"/>
          <table:table-cell/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Zinc</text:p>
          </table:table-cell>
          <table:table-cell table:style-name="ce10" office:value-type="string" calcext:value-type="string">
            <text:p>Phosphorus</text:p>
          </table:table-cell>
          <table:table-cell/>
          <table:table-cell table:style-name="ce8"/>
          <table:table-cell/>
          <table:table-cell table:style-name="ce10"/>
          <table:table-cell table:style-name="ce8"/>
          <table:table-cell table:number-columns-repeated="2"/>
          <table:table-cell table:style-name="ce12"/>
          <table:table-cell/>
          <table:table-cell table:style-name="ce10" table:number-columns-repeated="2"/>
        </table:table-row>
        <table:table-row table:style-name="ro2">
          <table:table-cell/>
          <table:table-cell office:value-type="string" calcext:value-type="string">
            <text:p>Copper</text:p>
          </table:table-cell>
          <table:table-cell office:value-type="string" calcext:value-type="string">
            <text:p>Silver</text:p>
          </table:table-cell>
          <table:table-cell table:style-name="ce8" office:value-type="string" calcext:value-type="string">
            <text:p>TSS</text:p>
          </table:table-cell>
          <table:table-cell/>
          <table:table-cell table:style-name="ce12"/>
          <table:table-cell/>
          <table:table-cell table:style-name="ce8"/>
          <table:table-cell table:style-name="ce10"/>
          <table:table-cell table:number-columns-repeated="2"/>
          <table:table-cell table:style-name="ce8"/>
          <table:table-cell/>
          <table:table-cell table:style-name="ce8" table:number-columns-repeated="2"/>
        </table:table-row>
        <table:table-row table:style-name="ro2">
          <table:table-cell/>
          <table:table-cell office:value-type="string" calcext:value-type="string">
            <text:p>Chromium (T)</text:p>
          </table:table-cell>
          <table:table-cell office:value-type="string" calcext:value-type="string">
            <text:p>Nickel</text:p>
          </table:table-cell>
          <table:table-cell table:style-name="ce10" office:value-type="string" calcext:value-type="string">
            <text:p>BOD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4"/>
          <table:table-cell table:style-name="ce12" table:number-columns-repeated="2"/>
        </table:table-row>
        <table:table-row table:style-name="ro2">
          <table:table-cell/>
          <table:table-cell office:value-type="string" calcext:value-type="string">
            <text:p>Cadmium</text:p>
          </table:table-cell>
          <table:table-cell office:value-type="string" calcext:value-type="string">
            <text:p>Lead</text:p>
          </table:table-cell>
          <table:table-cell table:style-name="ce8" office:value-type="string" calcext:value-type="string">
            <text:p>pH</text:p>
          </table:table-cell>
          <table:table-cell table:number-columns-repeated="9"/>
          <table:table-cell table:style-name="ce8" table:number-columns-repeated="2"/>
        </table:table-row>
        <table:table-row table:style-name="ro2">
          <table:table-cell/>
          <table:table-cell table:style-name="ce8" office:value-type="string" calcext:value-type="string">
            <text:p>Cyanide (T)</text:p>
          </table:table-cell>
          <table:table-cell office:value-type="string" calcext:value-type="string">
            <text:p>Copper</text:p>
          </table:table-cell>
          <table:table-cell table:number-columns-repeated="12"/>
        </table:table-row>
        <table:table-row table:style-name="ro2">
          <table:table-cell/>
          <table:table-cell table:style-name="ce8" office:value-type="string" calcext:value-type="string">
            <text:p>TPH</text:p>
          </table:table-cell>
          <table:table-cell office:value-type="string" calcext:value-type="string">
            <text:p>Chromium (T)</text:p>
          </table:table-cell>
          <table:table-cell table:number-columns-repeated="6"/>
          <table:table-cell table:style-name="ce11"/>
          <table:table-cell table:number-columns-repeated="2"/>
          <table:table-cell table:style-name="ce12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TSS</text:p>
          </table:table-cell>
          <table:table-cell office:value-type="string" calcext:value-type="string">
            <text:p>Cadmium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/>
          <table:table-cell table:style-name="ce8" office:value-type="string" calcext:value-type="string">
            <text:p>pH</text:p>
          </table:table-cell>
          <table:table-cell table:style-name="ce8" office:value-type="string" calcext:value-type="string">
            <text:p>Cyanide (T)</text:p>
          </table:table-cell>
          <table:table-cell table:number-columns-repeated="3"/>
          <table:table-cell table:style-name="ce8"/>
          <table:table-cell table:number-columns-repeated="2"/>
          <table:table-cell table:style-name="ce12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8"/>
          <table:table-cell table:style-name="ce8" office:value-type="string" calcext:value-type="string">
            <text:p>TPH</text:p>
          </table:table-cell>
          <table:table-cell table:number-columns-repeated="3"/>
          <table:table-cell table:style-name="ce12"/>
          <table:table-cell table:number-columns-repeated="2"/>
          <table:table-cell table:style-name="ce8"/>
          <table:table-cell table:number-columns-repeated="2"/>
          <table:table-cell table:style-name="ce12"/>
          <table:table-cell table:number-columns-repeated="2"/>
        </table:table-row>
        <table:table-row table:style-name="ro2">
          <table:table-cell/>
          <table:table-cell table:style-name="ce11"/>
          <table:table-cell table:style-name="ce8" office:value-type="string" calcext:value-type="string">
            <text:p>TSS</text:p>
          </table:table-cell>
          <table:table-cell table:number-columns-repeated="3"/>
          <table:table-cell table:style-name="ce8"/>
          <table:table-cell table:number-columns-repeated="2"/>
          <table:table-cell table:style-name="ce11"/>
          <table:table-cell table:number-columns-repeated="2"/>
          <table:table-cell table:style-name="ce8"/>
          <table:table-cell table:number-columns-repeated="2"/>
        </table:table-row>
        <table:table-row table:style-name="ro2">
          <table:table-cell/>
          <table:table-cell table:style-name="ce11"/>
          <table:table-cell table:style-name="ce8" office:value-type="string" calcext:value-type="string">
            <text:p>pH</text:p>
          </table:table-cell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style-name="ce8" table:number-columns-repeated="2"/>
          <table:table-cell table:style-name="ce11"/>
          <table:table-cell table:number-columns-repeated="3"/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/>
          <table:table-cell table:number-columns-repeated="2"/>
        </table:table-row>
        <table:table-row table:style-name="ro2">
          <table:table-cell table:style-name="ce9" table:number-columns-repeated="14"/>
          <table:table-cell table:style-name="Default"/>
        </table:table-row>
        <table:table-row table:style-name="ro2">
          <table:table-cell table:style-name="ce9" table:number-columns-repeated="14"/>
          <table:table-cell table:style-name="Default"/>
        </table:table-row>
      </table:table>
      <table:table table:name="get_param" table:style-name="ta1">
        <table:table-column table:style-name="co1" table:default-cell-style-name="Default"/>
        <table:table-column table:style-name="co9" table:default-cell-style-name="ce15"/>
        <table:table-column table:style-name="co10" table:default-cell-style-name="ce13"/>
        <table:table-column table:style-name="co11" table:default-cell-style-name="ce14"/>
        <table:table-column table:style-name="co12" table:default-cell-style-name="ce14"/>
        <table:table-column table:style-name="co13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/>
          <table:table-cell table:style-name="ce7" office:value-type="string" calcext:value-type="string">
            <text:p>Industry</text:p>
          </table:table-cell>
          <table:table-cell table:style-name="ce7" office:value-type="string" calcext:value-type="string">
            <text:p>Column Letter</text:p>
          </table:table-cell>
          <table:table-cell table:style-name="ce7" office:value-type="string" calcext:value-type="string">
            <text:p>Num of Params</text:p>
          </table:table-cell>
          <table:table-cell table:style-name="ce7" office:value-type="string" calcext:value-type="string">
            <text:p>Remaining Num of Params</text:p>
          </table:table-cell>
          <table:table-cell table:style-name="ce7" office:value-type="string" calcext:value-type="string">
            <text:p>Parameter</text:p>
          </table:table-cell>
        </table:table-row>
        <table:table-row table:style-name="ro2">
          <table:table-cell/>
          <table:table-cell table:formula="of:=IF([sample_log.B3]=&quot;&quot;; &quot;&quot;; [sample_log.B3])" office:value-type="string" office:string-value="Chapin" calcext:value-type="string">
            <text:p>Chapin</text:p>
          </table:table-cell>
          <table:table-cell table:formula="of:=IF([.B3]=&quot;&quot;; [.C2]; CHAR(65+MATCH([.B3]; [iu_param_table.$B$2:.$O$2]; 0)))" office:value-type="string" office:string-value="B" calcext:value-type="string">
            <text:p>B</text:p>
          </table:table-cell>
          <table:table-cell table:formula="of:=IF([sample_log.B3]=&quot;&quot;; &quot;&quot;; COUNTA(INDIRECT(&quot;iu_param_table.&quot;&amp;[.C3] &amp; 3):INDIRECT(&quot;iu_param_table.&quot;&amp;[.C3] &amp; 16)))" office:value-type="float" office:value="11" calcext:value-type="float">
            <text:p>11</text:p>
          </table:table-cell>
          <table:table-cell table:formula="of:=IF([.E2]=&quot;&quot;; &quot;&quot;; IF(ISNUMBER([.D3]); [.D3]; IF([.E2]-1&gt;0; [.E2]-1; &quot;&quot;)))" office:value-type="float" office:value="11" calcext:value-type="float">
            <text:p>11</text:p>
          </table:table-cell>
          <table:table-cell table:formula="of:=IF(ISNUMBER([.E3]); INDIRECT(&quot;iu_param_table.&quot;&amp;[.C3]&amp;[.E3]+2); &quot;&quot;)" office:value-type="string" office:string-value="pH" calcext:value-type="string">
            <text:p>pH</text:p>
          </table:table-cell>
        </table:table-row>
        <table:table-row table:style-name="ro2">
          <table:table-cell/>
          <table:table-cell table:formula="of:=IF([sample_log.B4]=&quot;&quot;; &quot;&quot;; [sample_log.B4])">
            <text:p/>
          </table:table-cell>
          <table:table-cell table:formula="of:=IF([.B4]=&quot;&quot;; [.C3]; CHAR(65+MATCH([.B4]; [iu_param_table.$B$2:.$O$2]; 0)))" office:value-type="string" office:string-value="B" calcext:value-type="string">
            <text:p>B</text:p>
          </table:table-cell>
          <table:table-cell table:formula="of:=IF([sample_log.B4]=&quot;&quot;; &quot;&quot;; COUNTA(INDIRECT(&quot;iu_param_table.&quot;&amp;[.C4] &amp; 3):INDIRECT(&quot;iu_param_table.&quot;&amp;[.C4] &amp; 16)))">
            <text:p/>
          </table:table-cell>
          <table:table-cell table:formula="of:=IF([.E3]=&quot;&quot;; &quot;&quot;; IF(ISNUMBER([.D4]); [.D4]; IF([.E3]-1&gt;0; [.E3]-1; &quot;&quot;)))" office:value-type="float" office:value="10" calcext:value-type="float">
            <text:p>10</text:p>
          </table:table-cell>
          <table:table-cell table:formula="of:=IF(ISNUMBER([.E4]); INDIRECT(&quot;iu_param_table.&quot;&amp;[.C4]&amp;[.E4]+2); &quot;&quot;)" office:value-type="string" office:string-value="TSS" calcext:value-type="string">
            <text:p>TSS</text:p>
          </table:table-cell>
        </table:table-row>
        <table:table-row table:style-name="ro2">
          <table:table-cell/>
          <table:table-cell table:formula="of:=IF([sample_log.B5]=&quot;&quot;; &quot;&quot;; [sample_log.B5])">
            <text:p/>
          </table:table-cell>
          <table:table-cell table:formula="of:=IF([.B5]=&quot;&quot;; [.C4]; CHAR(65+MATCH([.B5]; [iu_param_table.$B$2:.$O$2]; 0)))" office:value-type="string" office:string-value="B" calcext:value-type="string">
            <text:p>B</text:p>
          </table:table-cell>
          <table:table-cell table:formula="of:=IF([sample_log.B5]=&quot;&quot;; &quot;&quot;; COUNTA(INDIRECT(&quot;iu_param_table.&quot;&amp;[.C5] &amp; 3):INDIRECT(&quot;iu_param_table.&quot;&amp;[.C5] &amp; 16)))">
            <text:p/>
          </table:table-cell>
          <table:table-cell table:formula="of:=IF([.E4]=&quot;&quot;; &quot;&quot;; IF(ISNUMBER([.D5]); [.D5]; IF([.E4]-1&gt;0; [.E4]-1; &quot;&quot;)))" office:value-type="float" office:value="9" calcext:value-type="float">
            <text:p>9</text:p>
          </table:table-cell>
          <table:table-cell table:formula="of:=IF(ISNUMBER([.E5]); INDIRECT(&quot;iu_param_table.&quot;&amp;[.C5]&amp;[.E5]+2); &quot;&quot;)" office:value-type="string" office:string-value="TPH" calcext:value-type="string">
            <text:p>TPH</text:p>
          </table:table-cell>
        </table:table-row>
        <table:table-row table:style-name="ro2">
          <table:table-cell/>
          <table:table-cell table:formula="of:=IF([sample_log.B6]=&quot;&quot;; &quot;&quot;; [sample_log.B6])">
            <text:p/>
          </table:table-cell>
          <table:table-cell table:formula="of:=IF([.B6]=&quot;&quot;; [.C5]; CHAR(65+MATCH([.B6]; [iu_param_table.$B$2:.$O$2]; 0)))" office:value-type="string" office:string-value="B" calcext:value-type="string">
            <text:p>B</text:p>
          </table:table-cell>
          <table:table-cell table:formula="of:=IF([sample_log.B6]=&quot;&quot;; &quot;&quot;; COUNTA(INDIRECT(&quot;iu_param_table.&quot;&amp;[.C6] &amp; 3):INDIRECT(&quot;iu_param_table.&quot;&amp;[.C6] &amp; 16)))">
            <text:p/>
          </table:table-cell>
          <table:table-cell table:formula="of:=IF([.E5]=&quot;&quot;; &quot;&quot;; IF(ISNUMBER([.D6]); [.D6]; IF([.E5]-1&gt;0; [.E5]-1; &quot;&quot;)))" office:value-type="float" office:value="8" calcext:value-type="float">
            <text:p>8</text:p>
          </table:table-cell>
          <table:table-cell table:formula="of:=IF(ISNUMBER([.E6]); INDIRECT(&quot;iu_param_table.&quot;&amp;[.C6]&amp;[.E6]+2); &quot;&quot;)" office:value-type="string" office:string-value="Cyanide (T)" calcext:value-type="string">
            <text:p>Cyanide (T)</text:p>
          </table:table-cell>
        </table:table-row>
        <table:table-row table:style-name="ro2">
          <table:table-cell/>
          <table:table-cell table:formula="of:=IF([sample_log.B7]=&quot;&quot;; &quot;&quot;; [sample_log.B7])">
            <text:p/>
          </table:table-cell>
          <table:table-cell table:formula="of:=IF([.B7]=&quot;&quot;; [.C6]; CHAR(65+MATCH([.B7]; [iu_param_table.$B$2:.$O$2]; 0)))" office:value-type="string" office:string-value="B" calcext:value-type="string">
            <text:p>B</text:p>
          </table:table-cell>
          <table:table-cell table:formula="of:=IF([sample_log.B7]=&quot;&quot;; &quot;&quot;; COUNTA(INDIRECT(&quot;iu_param_table.&quot;&amp;[.C7] &amp; 3):INDIRECT(&quot;iu_param_table.&quot;&amp;[.C7] &amp; 16)))">
            <text:p/>
          </table:table-cell>
          <table:table-cell table:formula="of:=IF([.E6]=&quot;&quot;; &quot;&quot;; IF(ISNUMBER([.D7]); [.D7]; IF([.E6]-1&gt;0; [.E6]-1; &quot;&quot;)))" office:value-type="float" office:value="7" calcext:value-type="float">
            <text:p>7</text:p>
          </table:table-cell>
          <table:table-cell table:formula="of:=IF(ISNUMBER([.E7]); INDIRECT(&quot;iu_param_table.&quot;&amp;[.C7]&amp;[.E7]+2); &quot;&quot;)" office:value-type="string" office:string-value="Cadmium" calcext:value-type="string">
            <text:p>Cadmium</text:p>
          </table:table-cell>
        </table:table-row>
        <table:table-row table:style-name="ro2">
          <table:table-cell/>
          <table:table-cell table:formula="of:=IF([sample_log.B8]=&quot;&quot;; &quot;&quot;; [sample_log.B8])">
            <text:p/>
          </table:table-cell>
          <table:table-cell table:formula="of:=IF([.B8]=&quot;&quot;; [.C7]; CHAR(65+MATCH([.B8]; [iu_param_table.$B$2:.$O$2]; 0)))" office:value-type="string" office:string-value="B" calcext:value-type="string">
            <text:p>B</text:p>
          </table:table-cell>
          <table:table-cell table:formula="of:=IF([sample_log.B8]=&quot;&quot;; &quot;&quot;; COUNTA(INDIRECT(&quot;iu_param_table.&quot;&amp;[.C8] &amp; 3):INDIRECT(&quot;iu_param_table.&quot;&amp;[.C8] &amp; 16)))">
            <text:p/>
          </table:table-cell>
          <table:table-cell table:formula="of:=IF([.E7]=&quot;&quot;; &quot;&quot;; IF(ISNUMBER([.D8]); [.D8]; IF([.E7]-1&gt;0; [.E7]-1; &quot;&quot;)))" office:value-type="float" office:value="6" calcext:value-type="float">
            <text:p>6</text:p>
          </table:table-cell>
          <table:table-cell table:formula="of:=IF(ISNUMBER([.E8]); INDIRECT(&quot;iu_param_table.&quot;&amp;[.C8]&amp;[.E8]+2); &quot;&quot;)" office:value-type="string" office:string-value="Chromium (T)" calcext:value-type="string">
            <text:p>Chromium (T)</text:p>
          </table:table-cell>
        </table:table-row>
        <table:table-row table:style-name="ro2">
          <table:table-cell/>
          <table:table-cell table:formula="of:=IF([sample_log.B9]=&quot;&quot;; &quot;&quot;; [sample_log.B9])">
            <text:p/>
          </table:table-cell>
          <table:table-cell table:formula="of:=IF([.B9]=&quot;&quot;; [.C8]; CHAR(65+MATCH([.B9]; [iu_param_table.$B$2:.$O$2]; 0)))" office:value-type="string" office:string-value="B" calcext:value-type="string">
            <text:p>B</text:p>
          </table:table-cell>
          <table:table-cell table:formula="of:=IF([sample_log.B9]=&quot;&quot;; &quot;&quot;; COUNTA(INDIRECT(&quot;iu_param_table.&quot;&amp;[.C9] &amp; 3):INDIRECT(&quot;iu_param_table.&quot;&amp;[.C9] &amp; 16)))">
            <text:p/>
          </table:table-cell>
          <table:table-cell table:formula="of:=IF([.E8]=&quot;&quot;; &quot;&quot;; IF(ISNUMBER([.D9]); [.D9]; IF([.E8]-1&gt;0; [.E8]-1; &quot;&quot;)))" office:value-type="float" office:value="5" calcext:value-type="float">
            <text:p>5</text:p>
          </table:table-cell>
          <table:table-cell table:formula="of:=IF(ISNUMBER([.E9]); INDIRECT(&quot;iu_param_table.&quot;&amp;[.C9]&amp;[.E9]+2); &quot;&quot;)" office:value-type="string" office:string-value="Copper" calcext:value-type="string">
            <text:p>Copper</text:p>
          </table:table-cell>
        </table:table-row>
        <table:table-row table:style-name="ro2">
          <table:table-cell/>
          <table:table-cell table:formula="of:=IF([sample_log.B10]=&quot;&quot;; &quot;&quot;; [sample_log.B10])">
            <text:p/>
          </table:table-cell>
          <table:table-cell table:formula="of:=IF([.B10]=&quot;&quot;; [.C9]; CHAR(65+MATCH([.B10]; [iu_param_table.$B$2:.$O$2]; 0)))" office:value-type="string" office:string-value="B" calcext:value-type="string">
            <text:p>B</text:p>
          </table:table-cell>
          <table:table-cell table:formula="of:=IF([sample_log.B10]=&quot;&quot;; &quot;&quot;; COUNTA(INDIRECT(&quot;iu_param_table.&quot;&amp;[.C10] &amp; 3):INDIRECT(&quot;iu_param_table.&quot;&amp;[.C10] &amp; 16)))">
            <text:p/>
          </table:table-cell>
          <table:table-cell table:formula="of:=IF([.E9]=&quot;&quot;; &quot;&quot;; IF(ISNUMBER([.D10]); [.D10]; IF([.E9]-1&gt;0; [.E9]-1; &quot;&quot;)))" office:value-type="float" office:value="4" calcext:value-type="float">
            <text:p>4</text:p>
          </table:table-cell>
          <table:table-cell table:formula="of:=IF(ISNUMBER([.E10]); INDIRECT(&quot;iu_param_table.&quot;&amp;[.C10]&amp;[.E10]+2); &quot;&quot;)" office:value-type="string" office:string-value="Lead" calcext:value-type="string">
            <text:p>Lead</text:p>
          </table:table-cell>
        </table:table-row>
        <table:table-row table:style-name="ro2">
          <table:table-cell/>
          <table:table-cell table:formula="of:=IF([sample_log.B11]=&quot;&quot;; &quot;&quot;; [sample_log.B11])">
            <text:p/>
          </table:table-cell>
          <table:table-cell table:formula="of:=IF([.B11]=&quot;&quot;; [.C10]; CHAR(65+MATCH([.B11]; [iu_param_table.$B$2:.$O$2]; 0)))" office:value-type="string" office:string-value="B" calcext:value-type="string">
            <text:p>B</text:p>
          </table:table-cell>
          <table:table-cell table:formula="of:=IF([sample_log.B11]=&quot;&quot;; &quot;&quot;; COUNTA(INDIRECT(&quot;iu_param_table.&quot;&amp;[.C11] &amp; 3):INDIRECT(&quot;iu_param_table.&quot;&amp;[.C11] &amp; 16)))">
            <text:p/>
          </table:table-cell>
          <table:table-cell table:formula="of:=IF([.E10]=&quot;&quot;; &quot;&quot;; IF(ISNUMBER([.D11]); [.D11]; IF([.E10]-1&gt;0; [.E10]-1; &quot;&quot;)))" office:value-type="float" office:value="3" calcext:value-type="float">
            <text:p>3</text:p>
          </table:table-cell>
          <table:table-cell table:formula="of:=IF(ISNUMBER([.E11]); INDIRECT(&quot;iu_param_table.&quot;&amp;[.C11]&amp;[.E11]+2); &quot;&quot;)" office:value-type="string" office:string-value="Nickel" calcext:value-type="string">
            <text:p>Nickel</text:p>
          </table:table-cell>
        </table:table-row>
        <table:table-row table:style-name="ro2">
          <table:table-cell/>
          <table:table-cell table:formula="of:=IF([sample_log.B12]=&quot;&quot;; &quot;&quot;; [sample_log.B12])">
            <text:p/>
          </table:table-cell>
          <table:table-cell table:formula="of:=IF([.B12]=&quot;&quot;; [.C11]; CHAR(65+MATCH([.B12]; [iu_param_table.$B$2:.$O$2]; 0)))" office:value-type="string" office:string-value="B" calcext:value-type="string">
            <text:p>B</text:p>
          </table:table-cell>
          <table:table-cell table:formula="of:=IF([sample_log.B12]=&quot;&quot;; &quot;&quot;; COUNTA(INDIRECT(&quot;iu_param_table.&quot;&amp;[.C12] &amp; 3):INDIRECT(&quot;iu_param_table.&quot;&amp;[.C12] &amp; 16)))">
            <text:p/>
          </table:table-cell>
          <table:table-cell table:formula="of:=IF([.E11]=&quot;&quot;; &quot;&quot;; IF(ISNUMBER([.D12]); [.D12]; IF([.E11]-1&gt;0; [.E11]-1; &quot;&quot;)))" office:value-type="float" office:value="2" calcext:value-type="float">
            <text:p>2</text:p>
          </table:table-cell>
          <table:table-cell table:formula="of:=IF(ISNUMBER([.E12]); INDIRECT(&quot;iu_param_table.&quot;&amp;[.C12]&amp;[.E12]+2); &quot;&quot;)" office:value-type="string" office:string-value="Silver" calcext:value-type="string">
            <text:p>Silver</text:p>
          </table:table-cell>
        </table:table-row>
        <table:table-row table:style-name="ro2">
          <table:table-cell/>
          <table:table-cell table:formula="of:=IF([sample_log.B13]=&quot;&quot;; &quot;&quot;; [sample_log.B13])">
            <text:p/>
          </table:table-cell>
          <table:table-cell table:formula="of:=IF([.B13]=&quot;&quot;; [.C12]; CHAR(65+MATCH([.B13]; [iu_param_table.$B$2:.$O$2]; 0)))" office:value-type="string" office:string-value="B" calcext:value-type="string">
            <text:p>B</text:p>
          </table:table-cell>
          <table:table-cell table:formula="of:=IF([sample_log.B13]=&quot;&quot;; &quot;&quot;; COUNTA(INDIRECT(&quot;iu_param_table.&quot;&amp;[.C13] &amp; 3):INDIRECT(&quot;iu_param_table.&quot;&amp;[.C13] &amp; 16)))">
            <text:p/>
          </table:table-cell>
          <table:table-cell table:formula="of:=IF([.E12]=&quot;&quot;; &quot;&quot;; IF(ISNUMBER([.D13]); [.D13]; IF([.E12]-1&gt;0; [.E12]-1; &quot;&quot;)))" office:value-type="float" office:value="1" calcext:value-type="float">
            <text:p>1</text:p>
          </table:table-cell>
          <table:table-cell table:formula="of:=IF(ISNUMBER([.E13]); INDIRECT(&quot;iu_param_table.&quot;&amp;[.C13]&amp;[.E13]+2); &quot;&quot;)" office:value-type="string" office:string-value="Zinc" calcext:value-type="string">
            <text:p>Zinc</text:p>
          </table:table-cell>
        </table:table-row>
        <table:table-row table:style-name="ro2">
          <table:table-cell/>
          <table:table-cell table:formula="of:=IF([sample_log.B14]=&quot;&quot;; &quot;&quot;; [sample_log.B14])">
            <text:p/>
          </table:table-cell>
          <table:table-cell table:formula="of:=IF([.B14]=&quot;&quot;; [.C13]; CHAR(65+MATCH([.B14]; [iu_param_table.$B$2:.$O$2]; 0)))" office:value-type="string" office:string-value="B" calcext:value-type="string">
            <text:p>B</text:p>
          </table:table-cell>
          <table:table-cell table:formula="of:=IF([sample_log.B14]=&quot;&quot;; &quot;&quot;; COUNTA(INDIRECT(&quot;iu_param_table.&quot;&amp;[.C14] &amp; 3):INDIRECT(&quot;iu_param_table.&quot;&amp;[.C14] &amp; 16)))">
            <text:p/>
          </table:table-cell>
          <table:table-cell table:formula="of:=IF([.E13]=&quot;&quot;; &quot;&quot;; IF(ISNUMBER([.D14]); [.D14]; IF([.E13]-1&gt;0; [.E13]-1; &quot;&quot;)))">
            <text:p/>
          </table:table-cell>
          <table:table-cell table:formula="of:=IF(ISNUMBER([.E14]); INDIRECT(&quot;iu_param_table.&quot;&amp;[.C14]&amp;[.E14]+2); &quot;&quot;)">
            <text:p/>
          </table:table-cell>
        </table:table-row>
        <table:table-row table:style-name="ro2">
          <table:table-cell/>
          <table:table-cell table:formula="of:=IF([sample_log.B15]=&quot;&quot;; &quot;&quot;; [sample_log.B15])">
            <text:p/>
          </table:table-cell>
          <table:table-cell table:formula="of:=IF([.B15]=&quot;&quot;; [.C14]; CHAR(65+MATCH([.B15]; [iu_param_table.$B$2:.$O$2]; 0)))" office:value-type="string" office:string-value="B" calcext:value-type="string">
            <text:p>B</text:p>
          </table:table-cell>
          <table:table-cell table:formula="of:=IF([sample_log.B15]=&quot;&quot;; &quot;&quot;; COUNTA(INDIRECT(&quot;iu_param_table.&quot;&amp;[.C15] &amp; 3):INDIRECT(&quot;iu_param_table.&quot;&amp;[.C15] &amp; 16)))">
            <text:p/>
          </table:table-cell>
          <table:table-cell table:formula="of:=IF([.E14]=&quot;&quot;; &quot;&quot;; IF(ISNUMBER([.D15]); [.D15]; IF([.E14]-1&gt;0; [.E14]-1; &quot;&quot;)))">
            <text:p/>
          </table:table-cell>
          <table:table-cell table:formula="of:=IF(ISNUMBER([.E15]); INDIRECT(&quot;iu_param_table.&quot;&amp;[.C15]&amp;[.E15]+2); &quot;&quot;)">
            <text:p/>
          </table:table-cell>
        </table:table-row>
        <table:table-row table:style-name="ro2">
          <table:table-cell/>
          <table:table-cell table:formula="of:=IF([sample_log.B16]=&quot;&quot;; &quot;&quot;; [sample_log.B16])">
            <text:p/>
          </table:table-cell>
          <table:table-cell table:formula="of:=IF([.B16]=&quot;&quot;; [.C15]; CHAR(65+MATCH([.B16]; [iu_param_table.$B$2:.$O$2]; 0)))" office:value-type="string" office:string-value="B" calcext:value-type="string">
            <text:p>B</text:p>
          </table:table-cell>
          <table:table-cell table:formula="of:=IF([sample_log.B16]=&quot;&quot;; &quot;&quot;; COUNTA(INDIRECT(&quot;iu_param_table.&quot;&amp;[.C16] &amp; 3):INDIRECT(&quot;iu_param_table.&quot;&amp;[.C16] &amp; 16)))">
            <text:p/>
          </table:table-cell>
          <table:table-cell table:formula="of:=IF([.E15]=&quot;&quot;; &quot;&quot;; IF(ISNUMBER([.D16]); [.D16]; IF([.E15]-1&gt;0; [.E15]-1; &quot;&quot;)))">
            <text:p/>
          </table:table-cell>
          <table:table-cell table:formula="of:=IF(ISNUMBER([.E16]); INDIRECT(&quot;iu_param_table.&quot;&amp;[.C16]&amp;[.E16]+2); &quot;&quot;)">
            <text:p/>
          </table:table-cell>
        </table:table-row>
        <table:table-row table:style-name="ro2">
          <table:table-cell/>
          <table:table-cell table:formula="of:=IF([sample_log.B17]=&quot;&quot;; &quot;&quot;; [sample_log.B17])">
            <text:p/>
          </table:table-cell>
          <table:table-cell table:formula="of:=IF([.B17]=&quot;&quot;; [.C16]; CHAR(65+MATCH([.B17]; [iu_param_table.$B$2:.$O$2]; 0)))" office:value-type="string" office:string-value="B" calcext:value-type="string">
            <text:p>B</text:p>
          </table:table-cell>
          <table:table-cell table:formula="of:=IF([sample_log.B17]=&quot;&quot;; &quot;&quot;; COUNTA(INDIRECT(&quot;iu_param_table.&quot;&amp;[.C17] &amp; 3):INDIRECT(&quot;iu_param_table.&quot;&amp;[.C17] &amp; 16)))">
            <text:p/>
          </table:table-cell>
          <table:table-cell table:formula="of:=IF([.E16]=&quot;&quot;; &quot;&quot;; IF(ISNUMBER([.D17]); [.D17]; IF([.E16]-1&gt;0; [.E16]-1; &quot;&quot;)))">
            <text:p/>
          </table:table-cell>
          <table:table-cell table:formula="of:=IF(ISNUMBER([.E17]); INDIRECT(&quot;iu_param_table.&quot;&amp;[.C17]&amp;[.E17]+2); &quot;&quot;)">
            <text:p/>
          </table:table-cell>
        </table:table-row>
        <table:table-row table:style-name="ro2">
          <table:table-cell/>
          <table:table-cell table:formula="of:=IF([sample_log.B18]=&quot;&quot;; &quot;&quot;; [sample_log.B18])">
            <text:p/>
          </table:table-cell>
          <table:table-cell table:formula="of:=IF([.B18]=&quot;&quot;; [.C17]; CHAR(65+MATCH([.B18]; [iu_param_table.$B$2:.$O$2]; 0)))" office:value-type="string" office:string-value="B" calcext:value-type="string">
            <text:p>B</text:p>
          </table:table-cell>
          <table:table-cell table:formula="of:=IF([sample_log.B18]=&quot;&quot;; &quot;&quot;; COUNTA(INDIRECT(&quot;iu_param_table.&quot;&amp;[.C18] &amp; 3):INDIRECT(&quot;iu_param_table.&quot;&amp;[.C18] &amp; 16)))">
            <text:p/>
          </table:table-cell>
          <table:table-cell table:formula="of:=IF([.E17]=&quot;&quot;; &quot;&quot;; IF(ISNUMBER([.D18]); [.D18]; IF([.E17]-1&gt;0; [.E17]-1; &quot;&quot;)))">
            <text:p/>
          </table:table-cell>
          <table:table-cell table:formula="of:=IF(ISNUMBER([.E18]); INDIRECT(&quot;iu_param_table.&quot;&amp;[.C18]&amp;[.E18]+2); &quot;&quot;)">
            <text:p/>
          </table:table-cell>
        </table:table-row>
        <table:table-row table:style-name="ro2">
          <table:table-cell/>
          <table:table-cell table:formula="of:=IF([sample_log.B19]=&quot;&quot;; &quot;&quot;; [sample_log.B19])">
            <text:p/>
          </table:table-cell>
          <table:table-cell table:formula="of:=IF([.B19]=&quot;&quot;; [.C18]; CHAR(65+MATCH([.B19]; [iu_param_table.$B$2:.$O$2]; 0)))" office:value-type="string" office:string-value="B" calcext:value-type="string">
            <text:p>B</text:p>
          </table:table-cell>
          <table:table-cell table:formula="of:=IF([sample_log.B19]=&quot;&quot;; &quot;&quot;; COUNTA(INDIRECT(&quot;iu_param_table.&quot;&amp;[.C19] &amp; 3):INDIRECT(&quot;iu_param_table.&quot;&amp;[.C19] &amp; 16)))">
            <text:p/>
          </table:table-cell>
          <table:table-cell table:formula="of:=IF([.E18]=&quot;&quot;; &quot;&quot;; IF(ISNUMBER([.D19]); [.D19]; IF([.E18]-1&gt;0; [.E18]-1; &quot;&quot;)))">
            <text:p/>
          </table:table-cell>
          <table:table-cell table:formula="of:=IF(ISNUMBER([.E19]); INDIRECT(&quot;iu_param_table.&quot;&amp;[.C19]&amp;[.E19]+2); &quot;&quot;)">
            <text:p/>
          </table:table-cell>
        </table:table-row>
        <table:table-row table:style-name="ro2">
          <table:table-cell/>
          <table:table-cell table:formula="of:=IF([sample_log.B20]=&quot;&quot;; &quot;&quot;; [sample_log.B20])">
            <text:p/>
          </table:table-cell>
          <table:table-cell table:formula="of:=IF([.B20]=&quot;&quot;; [.C19]; CHAR(65+MATCH([.B20]; [iu_param_table.$B$2:.$O$2]; 0)))" office:value-type="string" office:string-value="B" calcext:value-type="string">
            <text:p>B</text:p>
          </table:table-cell>
          <table:table-cell table:formula="of:=IF([sample_log.B20]=&quot;&quot;; &quot;&quot;; COUNTA(INDIRECT(&quot;iu_param_table.&quot;&amp;[.C20] &amp; 3):INDIRECT(&quot;iu_param_table.&quot;&amp;[.C20] &amp; 16)))">
            <text:p/>
          </table:table-cell>
          <table:table-cell table:formula="of:=IF([.E19]=&quot;&quot;; &quot;&quot;; IF(ISNUMBER([.D20]); [.D20]; IF([.E19]-1&gt;0; [.E19]-1; &quot;&quot;)))">
            <text:p/>
          </table:table-cell>
          <table:table-cell table:formula="of:=IF(ISNUMBER([.E20]); INDIRECT(&quot;iu_param_table.&quot;&amp;[.C20]&amp;[.E20]+2); &quot;&quot;)">
            <text:p/>
          </table:table-cell>
        </table:table-row>
        <table:table-row table:style-name="ro2">
          <table:table-cell/>
          <table:table-cell table:formula="of:=IF([sample_log.B21]=&quot;&quot;; &quot;&quot;; [sample_log.B21])">
            <text:p/>
          </table:table-cell>
          <table:table-cell table:formula="of:=IF([.B21]=&quot;&quot;; [.C20]; CHAR(65+MATCH([.B21]; [iu_param_table.$B$2:.$O$2]; 0)))" office:value-type="string" office:string-value="B" calcext:value-type="string">
            <text:p>B</text:p>
          </table:table-cell>
          <table:table-cell table:formula="of:=IF([sample_log.B21]=&quot;&quot;; &quot;&quot;; COUNTA(INDIRECT(&quot;iu_param_table.&quot;&amp;[.C21] &amp; 3):INDIRECT(&quot;iu_param_table.&quot;&amp;[.C21] &amp; 16)))">
            <text:p/>
          </table:table-cell>
          <table:table-cell table:formula="of:=IF([.E20]=&quot;&quot;; &quot;&quot;; IF(ISNUMBER([.D21]); [.D21]; IF([.E20]-1&gt;0; [.E20]-1; &quot;&quot;)))">
            <text:p/>
          </table:table-cell>
          <table:table-cell table:formula="of:=IF(ISNUMBER([.E21]); INDIRECT(&quot;iu_param_table.&quot;&amp;[.C21]&amp;[.E21]+2); &quot;&quot;)">
            <text:p/>
          </table:table-cell>
        </table:table-row>
        <table:table-row table:style-name="ro2">
          <table:table-cell/>
          <table:table-cell table:formula="of:=IF([sample_log.B22]=&quot;&quot;; &quot;&quot;; [sample_log.B22])">
            <text:p/>
          </table:table-cell>
          <table:table-cell table:formula="of:=IF([.B22]=&quot;&quot;; [.C21]; CHAR(65+MATCH([.B22]; [iu_param_table.$B$2:.$O$2]; 0)))" office:value-type="string" office:string-value="B" calcext:value-type="string">
            <text:p>B</text:p>
          </table:table-cell>
          <table:table-cell table:formula="of:=IF([sample_log.B22]=&quot;&quot;; &quot;&quot;; COUNTA(INDIRECT(&quot;iu_param_table.&quot;&amp;[.C22] &amp; 3):INDIRECT(&quot;iu_param_table.&quot;&amp;[.C22] &amp; 16)))">
            <text:p/>
          </table:table-cell>
          <table:table-cell table:formula="of:=IF([.E21]=&quot;&quot;; &quot;&quot;; IF(ISNUMBER([.D22]); [.D22]; IF([.E21]-1&gt;0; [.E21]-1; &quot;&quot;)))">
            <text:p/>
          </table:table-cell>
          <table:table-cell table:formula="of:=IF(ISNUMBER([.E22]); INDIRECT(&quot;iu_param_table.&quot;&amp;[.C22]&amp;[.E22]+2); &quot;&quot;)">
            <text:p/>
          </table:table-cell>
        </table:table-row>
        <table:table-row table:style-name="ro2">
          <table:table-cell/>
          <table:table-cell table:formula="of:=IF([sample_log.B23]=&quot;&quot;; &quot;&quot;; [sample_log.B23])">
            <text:p/>
          </table:table-cell>
          <table:table-cell table:formula="of:=IF([.B23]=&quot;&quot;; [.C22]; CHAR(65+MATCH([.B23]; [iu_param_table.$B$2:.$O$2]; 0)))" office:value-type="string" office:string-value="B" calcext:value-type="string">
            <text:p>B</text:p>
          </table:table-cell>
          <table:table-cell table:formula="of:=IF([sample_log.B23]=&quot;&quot;; &quot;&quot;; COUNTA(INDIRECT(&quot;iu_param_table.&quot;&amp;[.C23] &amp; 3):INDIRECT(&quot;iu_param_table.&quot;&amp;[.C23] &amp; 16)))">
            <text:p/>
          </table:table-cell>
          <table:table-cell table:formula="of:=IF([.E22]=&quot;&quot;; &quot;&quot;; IF(ISNUMBER([.D23]); [.D23]; IF([.E22]-1&gt;0; [.E22]-1; &quot;&quot;)))">
            <text:p/>
          </table:table-cell>
          <table:table-cell table:formula="of:=IF(ISNUMBER([.E23]); INDIRECT(&quot;iu_param_table.&quot;&amp;[.C23]&amp;[.E23]+2); &quot;&quot;)">
            <text:p/>
          </table:table-cell>
        </table:table-row>
        <table:table-row table:style-name="ro2">
          <table:table-cell/>
          <table:table-cell table:formula="of:=IF([sample_log.B24]=&quot;&quot;; &quot;&quot;; [sample_log.B24])">
            <text:p/>
          </table:table-cell>
          <table:table-cell table:formula="of:=IF([.B24]=&quot;&quot;; [.C23]; CHAR(65+MATCH([.B24]; [iu_param_table.$B$2:.$O$2]; 0)))" office:value-type="string" office:string-value="B" calcext:value-type="string">
            <text:p>B</text:p>
          </table:table-cell>
          <table:table-cell table:formula="of:=IF([sample_log.B24]=&quot;&quot;; &quot;&quot;; COUNTA(INDIRECT(&quot;iu_param_table.&quot;&amp;[.C24] &amp; 3):INDIRECT(&quot;iu_param_table.&quot;&amp;[.C24] &amp; 16)))">
            <text:p/>
          </table:table-cell>
          <table:table-cell table:formula="of:=IF([.E23]=&quot;&quot;; &quot;&quot;; IF(ISNUMBER([.D24]); [.D24]; IF([.E23]-1&gt;0; [.E23]-1; &quot;&quot;)))">
            <text:p/>
          </table:table-cell>
          <table:table-cell table:formula="of:=IF(ISNUMBER([.E24]); INDIRECT(&quot;iu_param_table.&quot;&amp;[.C24]&amp;[.E24]+2); &quot;&quot;)">
            <text:p/>
          </table:table-cell>
        </table:table-row>
        <table:table-row table:style-name="ro2">
          <table:table-cell/>
          <table:table-cell table:formula="of:=IF([sample_log.B25]=&quot;&quot;; &quot;&quot;; [sample_log.B25])">
            <text:p/>
          </table:table-cell>
          <table:table-cell table:formula="of:=IF([.B25]=&quot;&quot;; [.C24]; CHAR(65+MATCH([.B25]; [iu_param_table.$B$2:.$O$2]; 0)))" office:value-type="string" office:string-value="B" calcext:value-type="string">
            <text:p>B</text:p>
          </table:table-cell>
          <table:table-cell table:formula="of:=IF([sample_log.B25]=&quot;&quot;; &quot;&quot;; COUNTA(INDIRECT(&quot;iu_param_table.&quot;&amp;[.C25] &amp; 3):INDIRECT(&quot;iu_param_table.&quot;&amp;[.C25] &amp; 16)))">
            <text:p/>
          </table:table-cell>
          <table:table-cell table:formula="of:=IF([.E24]=&quot;&quot;; &quot;&quot;; IF(ISNUMBER([.D25]); [.D25]; IF([.E24]-1&gt;0; [.E24]-1; &quot;&quot;)))">
            <text:p/>
          </table:table-cell>
          <table:table-cell table:formula="of:=IF(ISNUMBER([.E25]); INDIRECT(&quot;iu_param_table.&quot;&amp;[.C25]&amp;[.E25]+2); &quot;&quot;)">
            <text:p/>
          </table:table-cell>
        </table:table-row>
        <table:table-row table:style-name="ro2">
          <table:table-cell/>
          <table:table-cell table:formula="of:=IF([sample_log.B26]=&quot;&quot;; &quot;&quot;; [sample_log.B26])">
            <text:p/>
          </table:table-cell>
          <table:table-cell table:formula="of:=IF([.B26]=&quot;&quot;; [.C25]; CHAR(65+MATCH([.B26]; [iu_param_table.$B$2:.$O$2]; 0)))" office:value-type="string" office:string-value="B" calcext:value-type="string">
            <text:p>B</text:p>
          </table:table-cell>
          <table:table-cell table:formula="of:=IF([sample_log.B26]=&quot;&quot;; &quot;&quot;; COUNTA(INDIRECT(&quot;iu_param_table.&quot;&amp;[.C26] &amp; 3):INDIRECT(&quot;iu_param_table.&quot;&amp;[.C26] &amp; 16)))">
            <text:p/>
          </table:table-cell>
          <table:table-cell table:formula="of:=IF([.E25]=&quot;&quot;; &quot;&quot;; IF(ISNUMBER([.D26]); [.D26]; IF([.E25]-1&gt;0; [.E25]-1; &quot;&quot;)))">
            <text:p/>
          </table:table-cell>
          <table:table-cell table:formula="of:=IF(ISNUMBER([.E26]); INDIRECT(&quot;iu_param_table.&quot;&amp;[.C26]&amp;[.E26]+2); &quot;&quot;)">
            <text:p/>
          </table:table-cell>
        </table:table-row>
        <table:table-row table:style-name="ro2">
          <table:table-cell/>
          <table:table-cell table:formula="of:=IF([sample_log.B27]=&quot;&quot;; &quot;&quot;; [sample_log.B27])">
            <text:p/>
          </table:table-cell>
          <table:table-cell table:formula="of:=IF([.B27]=&quot;&quot;; [.C26]; CHAR(65+MATCH([.B27]; [iu_param_table.$B$2:.$O$2]; 0)))" office:value-type="string" office:string-value="B" calcext:value-type="string">
            <text:p>B</text:p>
          </table:table-cell>
          <table:table-cell table:formula="of:=IF([sample_log.B27]=&quot;&quot;; &quot;&quot;; COUNTA(INDIRECT(&quot;iu_param_table.&quot;&amp;[.C27] &amp; 3):INDIRECT(&quot;iu_param_table.&quot;&amp;[.C27] &amp; 16)))">
            <text:p/>
          </table:table-cell>
          <table:table-cell table:formula="of:=IF([.E26]=&quot;&quot;; &quot;&quot;; IF(ISNUMBER([.D27]); [.D27]; IF([.E26]-1&gt;0; [.E26]-1; &quot;&quot;)))">
            <text:p/>
          </table:table-cell>
          <table:table-cell table:formula="of:=IF(ISNUMBER([.E27]); INDIRECT(&quot;iu_param_table.&quot;&amp;[.C27]&amp;[.E27]+2); &quot;&quot;)">
            <text:p/>
          </table:table-cell>
        </table:table-row>
        <table:table-row table:style-name="ro2">
          <table:table-cell/>
          <table:table-cell table:formula="of:=IF([sample_log.B28]=&quot;&quot;; &quot;&quot;; [sample_log.B28])">
            <text:p/>
          </table:table-cell>
          <table:table-cell table:formula="of:=IF([.B28]=&quot;&quot;; [.C27]; CHAR(65+MATCH([.B28]; [iu_param_table.$B$2:.$O$2]; 0)))" office:value-type="string" office:string-value="B" calcext:value-type="string">
            <text:p>B</text:p>
          </table:table-cell>
          <table:table-cell table:formula="of:=IF([sample_log.B28]=&quot;&quot;; &quot;&quot;; COUNTA(INDIRECT(&quot;iu_param_table.&quot;&amp;[.C28] &amp; 3):INDIRECT(&quot;iu_param_table.&quot;&amp;[.C28] &amp; 16)))">
            <text:p/>
          </table:table-cell>
          <table:table-cell table:formula="of:=IF([.E27]=&quot;&quot;; &quot;&quot;; IF(ISNUMBER([.D28]); [.D28]; IF([.E27]-1&gt;0; [.E27]-1; &quot;&quot;)))">
            <text:p/>
          </table:table-cell>
          <table:table-cell table:formula="of:=IF(ISNUMBER([.E28]); INDIRECT(&quot;iu_param_table.&quot;&amp;[.C28]&amp;[.E28]+2); &quot;&quot;)">
            <text:p/>
          </table:table-cell>
        </table:table-row>
        <table:table-row table:style-name="ro2">
          <table:table-cell/>
          <table:table-cell table:formula="of:=IF([sample_log.B29]=&quot;&quot;; &quot;&quot;; [sample_log.B29])">
            <text:p/>
          </table:table-cell>
          <table:table-cell table:formula="of:=IF([.B29]=&quot;&quot;; [.C28]; CHAR(65+MATCH([.B29]; [iu_param_table.$B$2:.$O$2]; 0)))" office:value-type="string" office:string-value="B" calcext:value-type="string">
            <text:p>B</text:p>
          </table:table-cell>
          <table:table-cell table:formula="of:=IF([sample_log.B29]=&quot;&quot;; &quot;&quot;; COUNTA(INDIRECT(&quot;iu_param_table.&quot;&amp;[.C29] &amp; 3):INDIRECT(&quot;iu_param_table.&quot;&amp;[.C29] &amp; 16)))">
            <text:p/>
          </table:table-cell>
          <table:table-cell table:formula="of:=IF([.E28]=&quot;&quot;; &quot;&quot;; IF(ISNUMBER([.D29]); [.D29]; IF([.E28]-1&gt;0; [.E28]-1; &quot;&quot;)))">
            <text:p/>
          </table:table-cell>
          <table:table-cell table:formula="of:=IF(ISNUMBER([.E29]); INDIRECT(&quot;iu_param_table.&quot;&amp;[.C29]&amp;[.E29]+2); &quot;&quot;)">
            <text:p/>
          </table:table-cell>
        </table:table-row>
        <table:table-row table:style-name="ro2">
          <table:table-cell/>
          <table:table-cell table:formula="of:=IF([sample_log.B30]=&quot;&quot;; &quot;&quot;; [sample_log.B30])">
            <text:p/>
          </table:table-cell>
          <table:table-cell table:formula="of:=IF([.B30]=&quot;&quot;; [.C29]; CHAR(65+MATCH([.B30]; [iu_param_table.$B$2:.$O$2]; 0)))" office:value-type="string" office:string-value="B" calcext:value-type="string">
            <text:p>B</text:p>
          </table:table-cell>
          <table:table-cell table:formula="of:=IF([sample_log.B30]=&quot;&quot;; &quot;&quot;; COUNTA(INDIRECT(&quot;iu_param_table.&quot;&amp;[.C30] &amp; 3):INDIRECT(&quot;iu_param_table.&quot;&amp;[.C30] &amp; 16)))">
            <text:p/>
          </table:table-cell>
          <table:table-cell table:formula="of:=IF([.E29]=&quot;&quot;; &quot;&quot;; IF(ISNUMBER([.D30]); [.D30]; IF([.E29]-1&gt;0; [.E29]-1; &quot;&quot;)))">
            <text:p/>
          </table:table-cell>
          <table:table-cell table:formula="of:=IF(ISNUMBER([.E30]); INDIRECT(&quot;iu_param_table.&quot;&amp;[.C30]&amp;[.E30]+2); &quot;&quot;)">
            <text:p/>
          </table:table-cell>
        </table:table-row>
        <table:table-row table:style-name="ro2">
          <table:table-cell/>
          <table:table-cell table:formula="of:=IF([sample_log.B31]=&quot;&quot;; &quot;&quot;; [sample_log.B31])">
            <text:p/>
          </table:table-cell>
          <table:table-cell table:formula="of:=IF([.B31]=&quot;&quot;; [.C30]; CHAR(65+MATCH([.B31]; [iu_param_table.$B$2:.$O$2]; 0)))" office:value-type="string" office:string-value="B" calcext:value-type="string">
            <text:p>B</text:p>
          </table:table-cell>
          <table:table-cell table:formula="of:=IF([sample_log.B31]=&quot;&quot;; &quot;&quot;; COUNTA(INDIRECT(&quot;iu_param_table.&quot;&amp;[.C31] &amp; 3):INDIRECT(&quot;iu_param_table.&quot;&amp;[.C31] &amp; 16)))">
            <text:p/>
          </table:table-cell>
          <table:table-cell table:formula="of:=IF([.E30]=&quot;&quot;; &quot;&quot;; IF(ISNUMBER([.D31]); [.D31]; IF([.E30]-1&gt;0; [.E30]-1; &quot;&quot;)))">
            <text:p/>
          </table:table-cell>
          <table:table-cell table:formula="of:=IF(ISNUMBER([.E31]); INDIRECT(&quot;iu_param_table.&quot;&amp;[.C31]&amp;[.E31]+2); &quot;&quot;)">
            <text:p/>
          </table:table-cell>
        </table:table-row>
        <table:table-row table:style-name="ro2">
          <table:table-cell/>
          <table:table-cell table:formula="of:=IF([sample_log.B32]=&quot;&quot;; &quot;&quot;; [sample_log.B32])">
            <text:p/>
          </table:table-cell>
          <table:table-cell table:formula="of:=IF([.B32]=&quot;&quot;; [.C31]; CHAR(65+MATCH([.B32]; [iu_param_table.$B$2:.$O$2]; 0)))" office:value-type="string" office:string-value="B" calcext:value-type="string">
            <text:p>B</text:p>
          </table:table-cell>
          <table:table-cell table:formula="of:=IF([sample_log.B32]=&quot;&quot;; &quot;&quot;; COUNTA(INDIRECT(&quot;iu_param_table.&quot;&amp;[.C32] &amp; 3):INDIRECT(&quot;iu_param_table.&quot;&amp;[.C32] &amp; 16)))">
            <text:p/>
          </table:table-cell>
          <table:table-cell table:formula="of:=IF([.E31]=&quot;&quot;; &quot;&quot;; IF(ISNUMBER([.D32]); [.D32]; IF([.E31]-1&gt;0; [.E31]-1; &quot;&quot;)))">
            <text:p/>
          </table:table-cell>
          <table:table-cell table:formula="of:=IF(ISNUMBER([.E32]); INDIRECT(&quot;iu_param_table.&quot;&amp;[.C32]&amp;[.E32]+2); &quot;&quot;)">
            <text:p/>
          </table:table-cell>
        </table:table-row>
        <table:table-row table:style-name="ro2">
          <table:table-cell/>
          <table:table-cell table:formula="of:=IF([sample_log.B33]=&quot;&quot;; &quot;&quot;; [sample_log.B33])">
            <text:p/>
          </table:table-cell>
          <table:table-cell table:formula="of:=IF([.B33]=&quot;&quot;; [.C32]; CHAR(65+MATCH([.B33]; [iu_param_table.$B$2:.$O$2]; 0)))" office:value-type="string" office:string-value="B" calcext:value-type="string">
            <text:p>B</text:p>
          </table:table-cell>
          <table:table-cell table:formula="of:=IF([sample_log.B33]=&quot;&quot;; &quot;&quot;; COUNTA(INDIRECT(&quot;iu_param_table.&quot;&amp;[.C33] &amp; 3):INDIRECT(&quot;iu_param_table.&quot;&amp;[.C33] &amp; 16)))">
            <text:p/>
          </table:table-cell>
          <table:table-cell table:formula="of:=IF([.E32]=&quot;&quot;; &quot;&quot;; IF(ISNUMBER([.D33]); [.D33]; IF([.E32]-1&gt;0; [.E32]-1; &quot;&quot;)))">
            <text:p/>
          </table:table-cell>
          <table:table-cell table:formula="of:=IF(ISNUMBER([.E33]); INDIRECT(&quot;iu_param_table.&quot;&amp;[.C33]&amp;[.E33]+2); &quot;&quot;)">
            <text:p/>
          </table:table-cell>
        </table:table-row>
        <table:table-row table:style-name="ro2">
          <table:table-cell/>
          <table:table-cell table:formula="of:=IF([sample_log.B34]=&quot;&quot;; &quot;&quot;; [sample_log.B34])">
            <text:p/>
          </table:table-cell>
          <table:table-cell table:formula="of:=IF([.B34]=&quot;&quot;; [.C33]; CHAR(65+MATCH([.B34]; [iu_param_table.$B$2:.$O$2]; 0)))" office:value-type="string" office:string-value="B" calcext:value-type="string">
            <text:p>B</text:p>
          </table:table-cell>
          <table:table-cell table:formula="of:=IF([sample_log.B34]=&quot;&quot;; &quot;&quot;; COUNTA(INDIRECT(&quot;iu_param_table.&quot;&amp;[.C34] &amp; 3):INDIRECT(&quot;iu_param_table.&quot;&amp;[.C34] &amp; 16)))">
            <text:p/>
          </table:table-cell>
          <table:table-cell table:formula="of:=IF([.E33]=&quot;&quot;; &quot;&quot;; IF(ISNUMBER([.D34]); [.D34]; IF([.E33]-1&gt;0; [.E33]-1; &quot;&quot;)))">
            <text:p/>
          </table:table-cell>
          <table:table-cell table:formula="of:=IF(ISNUMBER([.E34]); INDIRECT(&quot;iu_param_table.&quot;&amp;[.C34]&amp;[.E34]+2); &quot;&quot;)">
            <text:p/>
          </table:table-cell>
        </table:table-row>
        <table:table-row table:style-name="ro2">
          <table:table-cell/>
          <table:table-cell table:formula="of:=IF([sample_log.B35]=&quot;&quot;; &quot;&quot;; [sample_log.B35])">
            <text:p/>
          </table:table-cell>
          <table:table-cell table:formula="of:=IF([.B35]=&quot;&quot;; [.C34]; CHAR(65+MATCH([.B35]; [iu_param_table.$B$2:.$O$2]; 0)))" office:value-type="string" office:string-value="B" calcext:value-type="string">
            <text:p>B</text:p>
          </table:table-cell>
          <table:table-cell table:formula="of:=IF([sample_log.B35]=&quot;&quot;; &quot;&quot;; COUNTA(INDIRECT(&quot;iu_param_table.&quot;&amp;[.C35] &amp; 3):INDIRECT(&quot;iu_param_table.&quot;&amp;[.C35] &amp; 16)))">
            <text:p/>
          </table:table-cell>
          <table:table-cell table:formula="of:=IF([.E34]=&quot;&quot;; &quot;&quot;; IF(ISNUMBER([.D35]); [.D35]; IF([.E34]-1&gt;0; [.E34]-1; &quot;&quot;)))">
            <text:p/>
          </table:table-cell>
          <table:table-cell table:formula="of:=IF(ISNUMBER([.E35]); INDIRECT(&quot;iu_param_table.&quot;&amp;[.C35]&amp;[.E35]+2); &quot;&quot;)">
            <text:p/>
          </table:table-cell>
        </table:table-row>
        <table:table-row table:style-name="ro2">
          <table:table-cell/>
          <table:table-cell table:formula="of:=IF([sample_log.B36]=&quot;&quot;; &quot;&quot;; [sample_log.B36])">
            <text:p/>
          </table:table-cell>
          <table:table-cell table:formula="of:=IF([.B36]=&quot;&quot;; [.C35]; CHAR(65+MATCH([.B36]; [iu_param_table.$B$2:.$O$2]; 0)))" office:value-type="string" office:string-value="B" calcext:value-type="string">
            <text:p>B</text:p>
          </table:table-cell>
          <table:table-cell table:formula="of:=IF([sample_log.B36]=&quot;&quot;; &quot;&quot;; COUNTA(INDIRECT(&quot;iu_param_table.&quot;&amp;[.C36] &amp; 3):INDIRECT(&quot;iu_param_table.&quot;&amp;[.C36] &amp; 16)))">
            <text:p/>
          </table:table-cell>
          <table:table-cell table:formula="of:=IF([.E35]=&quot;&quot;; &quot;&quot;; IF(ISNUMBER([.D36]); [.D36]; IF([.E35]-1&gt;0; [.E35]-1; &quot;&quot;)))">
            <text:p/>
          </table:table-cell>
          <table:table-cell table:formula="of:=IF(ISNUMBER([.E36]); INDIRECT(&quot;iu_param_table.&quot;&amp;[.C36]&amp;[.E36]+2); &quot;&quot;)">
            <text:p/>
          </table:table-cell>
        </table:table-row>
        <table:table-row table:style-name="ro2">
          <table:table-cell/>
          <table:table-cell table:formula="of:=IF([sample_log.B37]=&quot;&quot;; &quot;&quot;; [sample_log.B37])">
            <text:p/>
          </table:table-cell>
          <table:table-cell table:formula="of:=IF([.B37]=&quot;&quot;; [.C36]; CHAR(65+MATCH([.B37]; [iu_param_table.$B$2:.$O$2]; 0)))" office:value-type="string" office:string-value="B" calcext:value-type="string">
            <text:p>B</text:p>
          </table:table-cell>
          <table:table-cell table:formula="of:=IF([sample_log.B37]=&quot;&quot;; &quot;&quot;; COUNTA(INDIRECT(&quot;iu_param_table.&quot;&amp;[.C37] &amp; 3):INDIRECT(&quot;iu_param_table.&quot;&amp;[.C37] &amp; 16)))">
            <text:p/>
          </table:table-cell>
          <table:table-cell table:formula="of:=IF([.E36]=&quot;&quot;; &quot;&quot;; IF(ISNUMBER([.D37]); [.D37]; IF([.E36]-1&gt;0; [.E36]-1; &quot;&quot;)))">
            <text:p/>
          </table:table-cell>
          <table:table-cell table:formula="of:=IF(ISNUMBER([.E37]); INDIRECT(&quot;iu_param_table.&quot;&amp;[.C37]&amp;[.E37]+2); &quot;&quot;)">
            <text:p/>
          </table:table-cell>
        </table:table-row>
        <table:table-row table:style-name="ro2">
          <table:table-cell/>
          <table:table-cell table:formula="of:=IF([sample_log.B38]=&quot;&quot;; &quot;&quot;; [sample_log.B38])">
            <text:p/>
          </table:table-cell>
          <table:table-cell table:formula="of:=IF([.B38]=&quot;&quot;; [.C37]; CHAR(65+MATCH([.B38]; [iu_param_table.$B$2:.$O$2]; 0)))" office:value-type="string" office:string-value="B" calcext:value-type="string">
            <text:p>B</text:p>
          </table:table-cell>
          <table:table-cell table:formula="of:=IF([sample_log.B38]=&quot;&quot;; &quot;&quot;; COUNTA(INDIRECT(&quot;iu_param_table.&quot;&amp;[.C38] &amp; 3):INDIRECT(&quot;iu_param_table.&quot;&amp;[.C38] &amp; 16)))">
            <text:p/>
          </table:table-cell>
          <table:table-cell table:formula="of:=IF([.E37]=&quot;&quot;; &quot;&quot;; IF(ISNUMBER([.D38]); [.D38]; IF([.E37]-1&gt;0; [.E37]-1; &quot;&quot;)))">
            <text:p/>
          </table:table-cell>
          <table:table-cell table:formula="of:=IF(ISNUMBER([.E38]); INDIRECT(&quot;iu_param_table.&quot;&amp;[.C38]&amp;[.E38]+2); &quot;&quot;)">
            <text:p/>
          </table:table-cell>
        </table:table-row>
        <table:table-row table:style-name="ro2">
          <table:table-cell/>
          <table:table-cell table:formula="of:=IF([sample_log.B39]=&quot;&quot;; &quot;&quot;; [sample_log.B39])">
            <text:p/>
          </table:table-cell>
          <table:table-cell table:formula="of:=IF([.B39]=&quot;&quot;; [.C38]; CHAR(65+MATCH([.B39]; [iu_param_table.$B$2:.$O$2]; 0)))" office:value-type="string" office:string-value="B" calcext:value-type="string">
            <text:p>B</text:p>
          </table:table-cell>
          <table:table-cell table:formula="of:=IF([sample_log.B39]=&quot;&quot;; &quot;&quot;; COUNTA(INDIRECT(&quot;iu_param_table.&quot;&amp;[.C39] &amp; 3):INDIRECT(&quot;iu_param_table.&quot;&amp;[.C39] &amp; 16)))">
            <text:p/>
          </table:table-cell>
          <table:table-cell table:formula="of:=IF([.E38]=&quot;&quot;; &quot;&quot;; IF(ISNUMBER([.D39]); [.D39]; IF([.E38]-1&gt;0; [.E38]-1; &quot;&quot;)))">
            <text:p/>
          </table:table-cell>
          <table:table-cell table:formula="of:=IF(ISNUMBER([.E39]); INDIRECT(&quot;iu_param_table.&quot;&amp;[.C39]&amp;[.E39]+2); &quot;&quot;)">
            <text:p/>
          </table:table-cell>
        </table:table-row>
        <table:table-row table:style-name="ro2">
          <table:table-cell/>
          <table:table-cell table:formula="of:=IF([sample_log.B40]=&quot;&quot;; &quot;&quot;; [sample_log.B40])">
            <text:p/>
          </table:table-cell>
          <table:table-cell table:formula="of:=IF([.B40]=&quot;&quot;; [.C39]; CHAR(65+MATCH([.B40]; [iu_param_table.$B$2:.$O$2]; 0)))" office:value-type="string" office:string-value="B" calcext:value-type="string">
            <text:p>B</text:p>
          </table:table-cell>
          <table:table-cell table:formula="of:=IF([sample_log.B40]=&quot;&quot;; &quot;&quot;; COUNTA(INDIRECT(&quot;iu_param_table.&quot;&amp;[.C40] &amp; 3):INDIRECT(&quot;iu_param_table.&quot;&amp;[.C40] &amp; 16)))">
            <text:p/>
          </table:table-cell>
          <table:table-cell table:formula="of:=IF([.E39]=&quot;&quot;; &quot;&quot;; IF(ISNUMBER([.D40]); [.D40]; IF([.E39]-1&gt;0; [.E39]-1; &quot;&quot;)))">
            <text:p/>
          </table:table-cell>
          <table:table-cell table:formula="of:=IF(ISNUMBER([.E40]); INDIRECT(&quot;iu_param_table.&quot;&amp;[.C40]&amp;[.E40]+2); &quot;&quot;)">
            <text:p/>
          </table:table-cell>
        </table:table-row>
        <table:table-row table:style-name="ro2">
          <table:table-cell/>
          <table:table-cell table:formula="of:=IF([sample_log.B41]=&quot;&quot;; &quot;&quot;; [sample_log.B41])">
            <text:p/>
          </table:table-cell>
          <table:table-cell table:formula="of:=IF([.B41]=&quot;&quot;; [.C40]; CHAR(65+MATCH([.B41]; [iu_param_table.$B$2:.$O$2]; 0)))" office:value-type="string" office:string-value="B" calcext:value-type="string">
            <text:p>B</text:p>
          </table:table-cell>
          <table:table-cell table:formula="of:=IF([sample_log.B41]=&quot;&quot;; &quot;&quot;; COUNTA(INDIRECT(&quot;iu_param_table.&quot;&amp;[.C41] &amp; 3):INDIRECT(&quot;iu_param_table.&quot;&amp;[.C41] &amp; 16)))">
            <text:p/>
          </table:table-cell>
          <table:table-cell table:formula="of:=IF([.E40]=&quot;&quot;; &quot;&quot;; IF(ISNUMBER([.D41]); [.D41]; IF([.E40]-1&gt;0; [.E40]-1; &quot;&quot;)))">
            <text:p/>
          </table:table-cell>
          <table:table-cell table:formula="of:=IF(ISNUMBER([.E41]); INDIRECT(&quot;iu_param_table.&quot;&amp;[.C41]&amp;[.E41]+2); &quot;&quot;)">
            <text:p/>
          </table:table-cell>
        </table:table-row>
        <table:table-row table:style-name="ro2">
          <table:table-cell/>
          <table:table-cell table:formula="of:=IF([sample_log.B42]=&quot;&quot;; &quot;&quot;; [sample_log.B42])">
            <text:p/>
          </table:table-cell>
          <table:table-cell table:formula="of:=IF([.B42]=&quot;&quot;; [.C41]; CHAR(65+MATCH([.B42]; [iu_param_table.$B$2:.$O$2]; 0)))" office:value-type="string" office:string-value="B" calcext:value-type="string">
            <text:p>B</text:p>
          </table:table-cell>
          <table:table-cell table:formula="of:=IF([sample_log.B42]=&quot;&quot;; &quot;&quot;; COUNTA(INDIRECT(&quot;iu_param_table.&quot;&amp;[.C42] &amp; 3):INDIRECT(&quot;iu_param_table.&quot;&amp;[.C42] &amp; 16)))">
            <text:p/>
          </table:table-cell>
          <table:table-cell table:formula="of:=IF([.E41]=&quot;&quot;; &quot;&quot;; IF(ISNUMBER([.D42]); [.D42]; IF([.E41]-1&gt;0; [.E41]-1; &quot;&quot;)))">
            <text:p/>
          </table:table-cell>
          <table:table-cell table:formula="of:=IF(ISNUMBER([.E42]); INDIRECT(&quot;iu_param_table.&quot;&amp;[.C42]&amp;[.E42]+2); &quot;&quot;)">
            <text:p/>
          </table:table-cell>
        </table:table-row>
        <table:table-row table:style-name="ro2">
          <table:table-cell/>
          <table:table-cell table:formula="of:=IF([sample_log.B43]=&quot;&quot;; &quot;&quot;; [sample_log.B43])">
            <text:p/>
          </table:table-cell>
          <table:table-cell table:formula="of:=IF([.B43]=&quot;&quot;; [.C42]; CHAR(65+MATCH([.B43]; [iu_param_table.$B$2:.$O$2]; 0)))" office:value-type="string" office:string-value="B" calcext:value-type="string">
            <text:p>B</text:p>
          </table:table-cell>
          <table:table-cell table:formula="of:=IF([sample_log.B43]=&quot;&quot;; &quot;&quot;; COUNTA(INDIRECT(&quot;iu_param_table.&quot;&amp;[.C43] &amp; 3):INDIRECT(&quot;iu_param_table.&quot;&amp;[.C43] &amp; 16)))">
            <text:p/>
          </table:table-cell>
          <table:table-cell table:formula="of:=IF([.E42]=&quot;&quot;; &quot;&quot;; IF(ISNUMBER([.D43]); [.D43]; IF([.E42]-1&gt;0; [.E42]-1; &quot;&quot;)))">
            <text:p/>
          </table:table-cell>
          <table:table-cell table:formula="of:=IF(ISNUMBER([.E43]); INDIRECT(&quot;iu_param_table.&quot;&amp;[.C43]&amp;[.E43]+2); &quot;&quot;)">
            <text:p/>
          </table:table-cell>
        </table:table-row>
        <table:table-row table:style-name="ro2">
          <table:table-cell/>
          <table:table-cell table:formula="of:=IF([sample_log.B44]=&quot;&quot;; &quot;&quot;; [sample_log.B44])">
            <text:p/>
          </table:table-cell>
          <table:table-cell table:formula="of:=IF([.B44]=&quot;&quot;; [.C43]; CHAR(65+MATCH([.B44]; [iu_param_table.$B$2:.$O$2]; 0)))" office:value-type="string" office:string-value="B" calcext:value-type="string">
            <text:p>B</text:p>
          </table:table-cell>
          <table:table-cell table:formula="of:=IF([sample_log.B44]=&quot;&quot;; &quot;&quot;; COUNTA(INDIRECT(&quot;iu_param_table.&quot;&amp;[.C44] &amp; 3):INDIRECT(&quot;iu_param_table.&quot;&amp;[.C44] &amp; 16)))">
            <text:p/>
          </table:table-cell>
          <table:table-cell table:formula="of:=IF([.E43]=&quot;&quot;; &quot;&quot;; IF(ISNUMBER([.D44]); [.D44]; IF([.E43]-1&gt;0; [.E43]-1; &quot;&quot;)))">
            <text:p/>
          </table:table-cell>
          <table:table-cell table:formula="of:=IF(ISNUMBER([.E44]); INDIRECT(&quot;iu_param_table.&quot;&amp;[.C44]&amp;[.E44]+2); &quot;&quot;)">
            <text:p/>
          </table:table-cell>
        </table:table-row>
        <table:table-row table:style-name="ro2">
          <table:table-cell/>
          <table:table-cell table:formula="of:=IF([sample_log.B45]=&quot;&quot;; &quot;&quot;; [sample_log.B45])">
            <text:p/>
          </table:table-cell>
          <table:table-cell table:formula="of:=IF([.B45]=&quot;&quot;; [.C44]; CHAR(65+MATCH([.B45]; [iu_param_table.$B$2:.$O$2]; 0)))" office:value-type="string" office:string-value="B" calcext:value-type="string">
            <text:p>B</text:p>
          </table:table-cell>
          <table:table-cell table:formula="of:=IF([sample_log.B45]=&quot;&quot;; &quot;&quot;; COUNTA(INDIRECT(&quot;iu_param_table.&quot;&amp;[.C45] &amp; 3):INDIRECT(&quot;iu_param_table.&quot;&amp;[.C45] &amp; 16)))">
            <text:p/>
          </table:table-cell>
          <table:table-cell table:formula="of:=IF([.E44]=&quot;&quot;; &quot;&quot;; IF(ISNUMBER([.D45]); [.D45]; IF([.E44]-1&gt;0; [.E44]-1; &quot;&quot;)))">
            <text:p/>
          </table:table-cell>
          <table:table-cell table:formula="of:=IF(ISNUMBER([.E45]); INDIRECT(&quot;iu_param_table.&quot;&amp;[.C45]&amp;[.E45]+2); &quot;&quot;)">
            <text:p/>
          </table:table-cell>
        </table:table-row>
        <table:table-row table:style-name="ro2">
          <table:table-cell/>
          <table:table-cell table:formula="of:=IF([sample_log.B46]=&quot;&quot;; &quot;&quot;; [sample_log.B46])">
            <text:p/>
          </table:table-cell>
          <table:table-cell table:formula="of:=IF([.B46]=&quot;&quot;; [.C45]; CHAR(65+MATCH([.B46]; [iu_param_table.$B$2:.$O$2]; 0)))" office:value-type="string" office:string-value="B" calcext:value-type="string">
            <text:p>B</text:p>
          </table:table-cell>
          <table:table-cell table:formula="of:=IF([sample_log.B46]=&quot;&quot;; &quot;&quot;; COUNTA(INDIRECT(&quot;iu_param_table.&quot;&amp;[.C46] &amp; 3):INDIRECT(&quot;iu_param_table.&quot;&amp;[.C46] &amp; 16)))">
            <text:p/>
          </table:table-cell>
          <table:table-cell table:formula="of:=IF([.E45]=&quot;&quot;; &quot;&quot;; IF(ISNUMBER([.D46]); [.D46]; IF([.E45]-1&gt;0; [.E45]-1; &quot;&quot;)))">
            <text:p/>
          </table:table-cell>
          <table:table-cell table:formula="of:=IF(ISNUMBER([.E46]); INDIRECT(&quot;iu_param_table.&quot;&amp;[.C46]&amp;[.E46]+2); &quot;&quot;)">
            <text:p/>
          </table:table-cell>
        </table:table-row>
        <table:table-row table:style-name="ro2">
          <table:table-cell/>
          <table:table-cell table:formula="of:=IF([sample_log.B47]=&quot;&quot;; &quot;&quot;; [sample_log.B47])">
            <text:p/>
          </table:table-cell>
          <table:table-cell table:formula="of:=IF([.B47]=&quot;&quot;; [.C46]; CHAR(65+MATCH([.B47]; [iu_param_table.$B$2:.$O$2]; 0)))" office:value-type="string" office:string-value="B" calcext:value-type="string">
            <text:p>B</text:p>
          </table:table-cell>
          <table:table-cell table:formula="of:=IF([sample_log.B47]=&quot;&quot;; &quot;&quot;; COUNTA(INDIRECT(&quot;iu_param_table.&quot;&amp;[.C47] &amp; 3):INDIRECT(&quot;iu_param_table.&quot;&amp;[.C47] &amp; 16)))">
            <text:p/>
          </table:table-cell>
          <table:table-cell table:formula="of:=IF([.E46]=&quot;&quot;; &quot;&quot;; IF(ISNUMBER([.D47]); [.D47]; IF([.E46]-1&gt;0; [.E46]-1; &quot;&quot;)))">
            <text:p/>
          </table:table-cell>
          <table:table-cell table:formula="of:=IF(ISNUMBER([.E47]); INDIRECT(&quot;iu_param_table.&quot;&amp;[.C47]&amp;[.E47]+2); &quot;&quot;)">
            <text:p/>
          </table:table-cell>
        </table:table-row>
        <table:table-row table:style-name="ro2">
          <table:table-cell/>
          <table:table-cell table:formula="of:=IF([sample_log.B48]=&quot;&quot;; &quot;&quot;; [sample_log.B48])">
            <text:p/>
          </table:table-cell>
          <table:table-cell table:formula="of:=IF([.B48]=&quot;&quot;; [.C47]; CHAR(65+MATCH([.B48]; [iu_param_table.$B$2:.$O$2]; 0)))" office:value-type="string" office:string-value="B" calcext:value-type="string">
            <text:p>B</text:p>
          </table:table-cell>
          <table:table-cell table:formula="of:=IF([sample_log.B48]=&quot;&quot;; &quot;&quot;; COUNTA(INDIRECT(&quot;iu_param_table.&quot;&amp;[.C48] &amp; 3):INDIRECT(&quot;iu_param_table.&quot;&amp;[.C48] &amp; 16)))">
            <text:p/>
          </table:table-cell>
          <table:table-cell table:formula="of:=IF([.E47]=&quot;&quot;; &quot;&quot;; IF(ISNUMBER([.D48]); [.D48]; IF([.E47]-1&gt;0; [.E47]-1; &quot;&quot;)))">
            <text:p/>
          </table:table-cell>
          <table:table-cell table:formula="of:=IF(ISNUMBER([.E48]); INDIRECT(&quot;iu_param_table.&quot;&amp;[.C48]&amp;[.E48]+2); &quot;&quot;)">
            <text:p/>
          </table:table-cell>
        </table:table-row>
        <table:table-row table:style-name="ro2">
          <table:table-cell/>
          <table:table-cell table:formula="of:=IF([sample_log.B49]=&quot;&quot;; &quot;&quot;; [sample_log.B49])">
            <text:p/>
          </table:table-cell>
          <table:table-cell table:formula="of:=IF([.B49]=&quot;&quot;; [.C48]; CHAR(65+MATCH([.B49]; [iu_param_table.$B$2:.$O$2]; 0)))" office:value-type="string" office:string-value="B" calcext:value-type="string">
            <text:p>B</text:p>
          </table:table-cell>
          <table:table-cell table:formula="of:=IF([sample_log.B49]=&quot;&quot;; &quot;&quot;; COUNTA(INDIRECT(&quot;iu_param_table.&quot;&amp;[.C49] &amp; 3):INDIRECT(&quot;iu_param_table.&quot;&amp;[.C49] &amp; 16)))">
            <text:p/>
          </table:table-cell>
          <table:table-cell table:formula="of:=IF([.E48]=&quot;&quot;; &quot;&quot;; IF(ISNUMBER([.D49]); [.D49]; IF([.E48]-1&gt;0; [.E48]-1; &quot;&quot;)))">
            <text:p/>
          </table:table-cell>
          <table:table-cell table:formula="of:=IF(ISNUMBER([.E49]); INDIRECT(&quot;iu_param_table.&quot;&amp;[.C49]&amp;[.E49]+2); &quot;&quot;)">
            <text:p/>
          </table:table-cell>
        </table:table-row>
        <table:table-row table:style-name="ro2">
          <table:table-cell/>
          <table:table-cell table:formula="of:=IF([sample_log.B50]=&quot;&quot;; &quot;&quot;; [sample_log.B50])">
            <text:p/>
          </table:table-cell>
          <table:table-cell table:formula="of:=IF([.B50]=&quot;&quot;; [.C49]; CHAR(65+MATCH([.B50]; [iu_param_table.$B$2:.$O$2]; 0)))" office:value-type="string" office:string-value="B" calcext:value-type="string">
            <text:p>B</text:p>
          </table:table-cell>
          <table:table-cell table:formula="of:=IF([sample_log.B50]=&quot;&quot;; &quot;&quot;; COUNTA(INDIRECT(&quot;iu_param_table.&quot;&amp;[.C50] &amp; 3):INDIRECT(&quot;iu_param_table.&quot;&amp;[.C50] &amp; 16)))">
            <text:p/>
          </table:table-cell>
          <table:table-cell table:formula="of:=IF([.E49]=&quot;&quot;; &quot;&quot;; IF(ISNUMBER([.D50]); [.D50]; IF([.E49]-1&gt;0; [.E49]-1; &quot;&quot;)))">
            <text:p/>
          </table:table-cell>
          <table:table-cell table:formula="of:=IF(ISNUMBER([.E50]); INDIRECT(&quot;iu_param_table.&quot;&amp;[.C50]&amp;[.E50]+2); 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1P0" style:volatile="true">
      <number:text/>
    </number:number-style>
    <number:number-style style:name="N161P1" style:volatile="true">
      <number:text/>
    </number:number-style>
    <number:number-style style:name="N161P2" style:volatile="true">
      <number:text/>
    </number:number-style>
    <number:text-style style:name="N161">
      <number:tex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22" number:language="en" number:country="US">
      <number:text-content/>
      <style:map style:condition="value()&lt;=1.7976931348623157E+308" style:apply-style-name="N1012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11:23:37.184494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20:18:15.429172029</meta:creation-date>
    <dc:date>2021-12-26T11:35:51.536597725</dc:date>
    <meta:editing-duration>PT7H24M29S</meta:editing-duration>
    <meta:editing-cycles>14</meta:editing-cycles>
    <meta:generator>LibreOffice/7.1.7.2$Linux_X86_64 LibreOffice_project/10$Build-2</meta:generator>
    <meta:document-statistic meta:table-count="3" meta:cell-count="335" meta:object-count="0"/>
  </office:meta>
</office:document-meta>
</file>